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1000002E2F86A773D77FD94DC.png" manifest:media-type="image/png"/>
  <manifest:file-entry manifest:full-path="Pictures/1000020100000408000002D184A4C245A1E47B8B.png" manifest:media-type="image/png"/>
  <manifest:file-entry manifest:full-path="Pictures/1000020100000406000002EB881F1A5FA4EECB3D.png" manifest:media-type="image/png"/>
  <manifest:file-entry manifest:full-path="Pictures/10000201000003D8000002AB20E61F7FCFF84770.png" manifest:media-type="image/png"/>
  <manifest:file-entry manifest:full-path="Pictures/10000201000004B4000002FEC12F786C1964CD8A.png" manifest:media-type="image/png"/>
  <manifest:file-entry manifest:full-path="Pictures/10000201000003AE000002D77BA9A5DCC460273A.png" manifest:media-type="image/png"/>
  <manifest:file-entry manifest:full-path="Pictures/1000020100000453000002B2162FE69953145D90.png" manifest:media-type="image/png"/>
  <manifest:file-entry manifest:full-path="Pictures/1000020100000433000002AB33E79061317CEBF6.png" manifest:media-type="image/png"/>
  <manifest:file-entry manifest:full-path="Pictures/1000020100000413000002B666503B9AEA89CB33.png" manifest:media-type="image/png"/>
  <manifest:file-entry manifest:full-path="Pictures/1000020100000400000002E07E5EFCADA1148605.png" manifest:media-type="image/png"/>
  <manifest:file-entry manifest:full-path="Pictures/10000201000003D000000288CC333447C45990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5c3" officeooo:paragraph-rsid="0002a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3 quiz</text:p>
      <text:p text:style-name="P1"/>
      <text:p text:style-name="P1"/>
      <text:p text:style-name="P1"><draw:frame draw:style-name="fr1" draw:name="Image1" text:anchor-type="char" svg:x="-0.132cm" svg:y="0.291cm" svg:width="17cm" svg:height="17.418cm" draw:z-index="0"><draw:image xlink:href="Pictures/10000201000003D000000288CC333447C45990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185cm" svg:y="0.979cm" svg:width="17cm" svg:height="20.11cm" draw:z-index="1"><draw:image xlink:href="Pictures/1000020100000400000002E07E5EFCADA114860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x="0cm" svg:y="0.503cm" svg:width="17cm" svg:height="20.13cm" draw:z-index="2"><draw:image xlink:href="Pictures/1000020100000413000002B666503B9AEA89CB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x="0cm" svg:y="0.609cm" svg:width="17cm" svg:height="19.932cm" draw:z-index="3"><draw:image xlink:href="Pictures/1000020100000453000002B2162FE69953145D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char" svg:x="-0.159cm" svg:y="0.503cm" svg:width="17cm" svg:height="19.39cm" draw:z-index="4"><draw:image xlink:href="Pictures/10000201000004B4000002FEC12F786C1964CD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char" svg:x="0cm" svg:y="0.661cm" svg:width="17cm" svg:height="18.082cm" draw:z-index="5"><draw:image xlink:href="Pictures/10000201000003D8000002AB20E61F7FCFF847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7" text:anchor-type="char" svg:x="0cm" svg:y="0.556cm" svg:width="17cm" svg:height="21.705cm" draw:z-index="6"><draw:image xlink:href="Pictures/1000020100000406000002EB881F1A5FA4EECB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8" text:anchor-type="char" svg:x="0cm" svg:y="0.688cm" svg:width="17cm" svg:height="22.147cm" draw:z-index="7"><draw:image xlink:href="Pictures/1000020100000433000002AB33E79061317CEBF6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Image9" text:anchor-type="char" svg:x="0cm" svg:y="1.296cm" svg:width="17cm" svg:height="20.294cm" draw:z-index="8"><draw:image xlink:href="Pictures/1000020100000441000002E2F86A773D77FD94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0" text:anchor-type="char" svg:x="-0.212cm" svg:y="1.244cm" svg:width="17cm" svg:height="18.403cm" draw:z-index="9"><draw:image xlink:href="Pictures/1000020100000408000002D184A4C245A1E47B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1" text:anchor-type="char" svg:x="-0.212cm" svg:y="1.64cm" svg:width="17cm" svg:height="20.308cm" draw:z-index="10"><draw:image xlink:href="Pictures/10000201000003AE000002D77BA9A5DCC46027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1:04:45.155000318</meta:creation-date>
    <dc:date>2022-04-20T11:15:39.868054183</dc:date>
    <meta:editing-duration>PT44S</meta:editing-duration>
    <meta:editing-cycles>1</meta:editing-cycles>
    <meta:document-statistic meta:table-count="0" meta:image-count="11" meta:object-count="0" meta:page-count="11" meta:paragraph-count="1" meta:word-count="3" meta:character-count="13" meta:non-whitespace-character-count="11"/>
    <meta:generator>LibreOffice/6.4.7.2$Linux_X86_64 LibreOffice_project/40$Build-2</meta:generator>
  </office:meta>
</office:document-meta>
</file>